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" manifest:full-path="Pictures/TablePreview4.svm"/>
  <manifest:file-entry manifest:media-type="" manifest:full-path="Pictures/TablePreview7.svm"/>
  <manifest:file-entry manifest:media-type="" manifest:full-path="Pictures/TablePreview10.svm"/>
  <manifest:file-entry manifest:media-type="image/png" manifest:full-path="Pictures/10000000000000200000002000309F1C.png"/>
  <manifest:file-entry manifest:media-type="" manifest:full-path="Pictures/TablePreview3.svm"/>
  <manifest:file-entry manifest:media-type="" manifest:full-path="Pictures/TablePreview6.svm"/>
  <manifest:file-entry manifest:media-type="" manifest:full-path="Pictures/TablePreview9.svm"/>
  <manifest:file-entry manifest:media-type="" manifest:full-path="Pictures/TablePreview2.svm"/>
  <manifest:file-entry manifest:media-type="" manifest:full-path="Pictures/TablePreview5.svm"/>
  <manifest:file-entry manifest:media-type="" manifest:full-path="Pictures/TablePreview8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fill="solid" draw:fill-color="#e6e6e6" draw:textarea-horizontal-align="left" draw:textarea-vertical-align="top" draw:auto-grow-height="false" fo:padding-top="0.254cm" fo:padding-bottom="0.254cm" draw:shadow="visible"/>
    </style:style>
    <style:style style:name="co1" style:family="table-column">
      <style:table-column-properties style:column-width="3.198cm" style:use-optimal-column-width="false"/>
    </style:style>
    <style:style style:name="co2" style:family="table-column">
      <style:table-column-properties style:column-width="1.854cm" style:use-optimal-column-width="false"/>
    </style:style>
    <style:style style:name="co3" style:family="table-column">
      <style:table-column-properties style:column-width="5.402cm" style:use-optimal-column-width="false"/>
    </style:style>
    <style:style style:name="co4" style:family="table-column">
      <style:table-column-properties style:column-width="5.419cm" style:use-optimal-column-width="false"/>
    </style:style>
    <style:style style:name="co5" style:family="table-column">
      <style:table-column-properties style:column-width="2.906cm" style:use-optimal-column-width="false"/>
    </style:style>
    <style:style style:name="co6" style:family="table-column">
      <style:table-column-properties style:column-width="3.64cm" style:use-optimal-column-width="false"/>
    </style:style>
    <style:style style:name="co7" style:family="table-column">
      <style:table-column-properties style:column-width="4.549cm" style:use-optimal-column-width="false"/>
    </style:style>
    <style:style style:name="co8" style:family="table-column">
      <style:table-column-properties style:column-width="2.314cm" style:use-optimal-column-width="false"/>
    </style:style>
    <style:style style:name="co9" style:family="table-column">
      <style:table-column-properties style:column-width="4.858cm" style:use-optimal-column-width="false"/>
    </style:style>
    <style:style style:name="co10" style:family="table-column">
      <style:table-column-properties style:column-width="2.224cm" style:use-optimal-column-width="false"/>
    </style:style>
    <style:style style:name="co11" style:family="table-column">
      <style:table-column-properties style:column-width="2.973cm" style:use-optimal-column-width="false"/>
    </style:style>
    <style:style style:name="co12" style:family="table-column">
      <style:table-column-properties style:column-width="6.048cm" style:use-optimal-column-width="false"/>
    </style:style>
    <style:style style:name="co13" style:family="table-column">
      <style:table-column-properties style:column-width="4.652cm" style:use-optimal-column-width="false"/>
    </style:style>
    <style:style style:name="co14" style:family="table-column">
      <style:table-column-properties style:column-width="2.13cm" style:use-optimal-column-width="false"/>
    </style:style>
    <style:style style:name="co15" style:family="table-column">
      <style:table-column-properties style:column-width="4.689cm" style:use-optimal-column-width="false"/>
    </style:style>
    <style:style style:name="co16" style:family="table-column">
      <style:table-column-properties style:column-width="4.686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1.087cm"/>
    </style:style>
    <style:style style:name="ro3" style:family="table-row">
      <style:table-row-properties style:row-height="1.014cm"/>
    </style:style>
    <style:style style:name="ro4" style:family="table-row">
      <style:table-row-properties style:row-height="0.993cm"/>
    </style:style>
    <style:style style:name="ce1" style:family="table-cell">
      <style:graphic-properties style:repeat="repeat"/>
      <style:paragraph-properties fo:text-align="center" fo:border="0.02cm solid #000000"/>
      <style:text-properties fo:font-family="FreeSans" style:font-family-generic="swiss" style:font-pitch="variable" fo:font-weight="bold" style:font-weight-asian="bold" style:font-weight-complex="bold"/>
    </style:style>
    <style:style style:name="ce2" style:family="table-cell">
      <style:graphic-properties style:repeat="repeat"/>
      <style:paragraph-properties fo:border="0.02cm solid #000000"/>
    </style:style>
    <style:style style:name="ce3" style:family="table-cell">
      <style:graphic-properties draw:fill="solid" draw:fill-color="#cccccc" style:repeat="repeat"/>
      <style:paragraph-properties fo:border="0.02cm solid #000000"/>
    </style:style>
    <style:style style:name="ce4" style:family="table-cell">
      <style:graphic-properties draw:fill="solid" draw:fill-color="#cccccc" style:repeat="repeat"/>
      <style:paragraph-properties fo:border="0.02cm solid #000000"/>
      <style:text-properties fo:font-family="FreeSans" style:font-family-generic="swiss" style:font-pitch="variable" fo:font-size="16pt" style:font-size-asian="16pt" style:font-size-complex="16pt"/>
    </style:style>
    <style:style style:name="ce5" style:family="table-cell">
      <style:graphic-properties draw:fill="solid" draw:fill-color="#008000" style:repeat="repeat"/>
      <style:paragraph-properties fo:text-align="center" fo:border="0.02cm solid #000000"/>
      <style:text-properties fo:font-family="FreeSans" style:font-family-generic="swiss" style:font-pitch="variable" fo:font-weight="bold" style:font-weight-asian="bold" style:font-weight-complex="bold"/>
    </style:style>
    <style:style style:name="ce6" style:family="table-cell">
      <style:graphic-properties draw:fill="solid" draw:fill-color="#94bd5e" style:repeat="repeat"/>
      <style:paragraph-properties fo:border="0.02cm solid #000000"/>
      <style:text-properties fo:font-family="FreeSans" style:font-family-generic="swiss" style:font-pitch="variable" fo:font-size="16pt" style:font-size-asian="16pt" style:font-size-complex="16pt"/>
    </style:style>
    <style:style style:name="ce7" style:family="table-cell">
      <style:graphic-properties draw:fill="solid" draw:fill-color="#94bd5e" style:repeat="repeat"/>
      <style:paragraph-properties fo:border="0.02cm solid #000000"/>
    </style:style>
    <style:style style:name="ce8" style:family="table-cell">
      <style:graphic-properties draw:fill="solid" draw:fill-color="#7da647" style:repeat="repeat"/>
      <style:paragraph-properties fo:border="0.02cm solid #000000"/>
    </style:style>
    <style:style style:name="ce9" style:family="table-cell">
      <style:graphic-properties draw:fill="solid" draw:fill-color="#7da647" style:repeat="repeat"/>
      <style:paragraph-properties fo:border="0.02cm solid #000000"/>
      <style:text-properties fo:font-family="FreeSans" style:font-family-generic="swiss" style:font-pitch="variable" fo:font-size="16pt" style:font-size-asian="16pt" style:font-size-complex="16pt"/>
    </style:style>
    <style:style style:name="ce10" style:family="table-cell">
      <style:graphic-properties draw:fill="solid" draw:fill-color="#99ccff" style:repeat="repeat" fo:padding-top="0.1cm" fo:padding-bottom="0.1cm" fo:padding-left="0.1cm" fo:padding-right="0.1cm"/>
      <style:paragraph-properties fo:text-align="center" fo:border-left="0.02cm solid #000000" fo:border-right="0.02cm solid #000000" fo:border-top="0.02cm solid #000000" fo:border-bottom="none"/>
      <style:text-properties fo:font-family="FreeSans" style:font-family-generic="swiss" style:font-pitch="variable" fo:font-weight="bold" style:font-weight-asian="bold" style:font-weight-complex="bold"/>
    </style:style>
    <style:style style:name="ce11" style:family="table-cell">
      <style:graphic-properties style:repeat="repeat"/>
      <style:paragraph-properties fo:border-left="0.001cm solid #ffffff" fo:border-right="0.001cm solid #ffffff" fo:border-top="0.001cm solid #ffffff" fo:border-bottom="none"/>
    </style:style>
    <style:style style:name="ce12" style:family="table-cell">
      <style:graphic-properties draw:fill="solid" draw:fill-color="#e6e6ff" style:repeat="repeat"/>
      <style:paragraph-properties fo:border="0.02cm solid #000000"/>
      <style:text-properties fo:font-family="FreeSans" style:font-family-generic="swiss" style:font-pitch="variable" fo:font-size="16pt" style:font-size-asian="16pt" style:font-size-complex="16pt"/>
    </style:style>
    <style:style style:name="ce13" style:family="table-cell">
      <style:graphic-properties draw:fill="solid" draw:fill-color="#e6e6ff" style:repeat="repeat"/>
      <style:paragraph-properties fo:border="0.02cm solid #000000"/>
    </style:style>
    <style:style style:name="ce14" style:family="table-cell">
      <style:graphic-properties style:repeat="repeat"/>
      <style:paragraph-properties fo:text-align="center" fo:border-left="0.02cm solid #000000" fo:border-right="0.02cm solid #000000" fo:border-top="0.02cm solid #000000" fo:border-bottom="none"/>
      <style:text-properties fo:font-family="FreeSans" style:font-family-generic="swiss" style:font-pitch="variable" fo:font-weight="bold" style:font-weight-asian="bold" style:font-weight-complex="bold"/>
    </style:style>
    <style:style style:name="ce15" style:family="table-cell">
      <style:graphic-properties style:repeat="repeat"/>
      <style:paragraph-properties fo:border-left="0.02cm solid #000000" fo:border-right="0.02cm solid #000000" fo:border-top="0.02cm solid #000000" fo:border-bottom="none"/>
    </style:style>
    <style:style style:name="ce16" style:family="table-cell">
      <style:graphic-properties draw:fill="solid" draw:fill-color="#e6e6ff" style:repeat="repeat"/>
      <style:paragraph-properties fo:border="0.02cm solid #000000"/>
      <style:text-properties fo:font-family="FreeSans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ce17" style:family="table-cell">
      <style:graphic-properties draw:fill="solid" draw:fill-color="#99ccff" style:repeat="repeat" fo:padding-top="0.1cm" fo:padding-bottom="0.1cm" fo:padding-left="0.1cm" fo:padding-right="0.1cm"/>
      <style:paragraph-properties fo:text-align="center" fo:border="0.02cm solid #000000"/>
      <style:text-properties fo:font-family="FreeSans" style:font-family-generic="swiss" style:font-pitch="variable" fo:font-weight="bold" style:font-weight-asian="bold" style:font-weight-complex="bold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family="FreeMono" style:font-family-generic="modern" style:font-pitch="fixed"/>
    </style:style>
    <style:style style:name="T1" style:family="text">
      <style:text-properties fo:font-family="FreeSans" style:font-family-generic="swiss" style:font-pitch="variable" fo:font-weight="bold" style:font-weight-asian="bold" style:font-weight-complex="bold"/>
    </style:style>
    <style:style style:name="T2" style:family="text">
      <style:text-properties fo:font-family="FreeSans" style:font-family-generic="swiss" style:font-pitch="variable" fo:font-weight="normal" style:font-weight-asian="normal" style:font-weight-complex="normal"/>
    </style:style>
    <style:style style:name="T3" style:family="text">
      <style:text-properties fo:font-family="FreeSans" style:font-family-generic="swiss" style:font-pitch="variable" fo:font-size="16pt" style:font-size-asian="16pt" style:font-size-complex="16pt"/>
    </style:style>
    <style:style style:name="T4" style:family="text">
      <style:text-properties fo:font-family="FreeSans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T5" style:family="text">
      <style:text-properties fo:font-family="FreeMono" style:font-family-generic="modern" style:font-pitch="fixed" fo:font-weight="bold" style:font-weight-asian="bold" style:font-weight-complex="bold"/>
    </style:style>
    <style:style style:name="T6" style:family="text">
      <style:text-properties fo:font-family="FreeMono" style:font-family-generic="modern" style:font-pitch="fixed" fo:font-weight="normal" style:font-weight-asian="normal" style:font-weight-complex="normal"/>
    </style:style>
    <style:style style:name="T7" style:family="text">
      <style:text-properties fo:font-family="FreeMono" style:font-family-generic="modern" style:font-pitch="fixed"/>
    </style:style>
    <style:style style:name="T8" style:family="text">
      <style:text-properties fo:font-family="FreeMono" style:font-family-generic="modern" style:font-pitch="fixed"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family="FreeMono" style:font-family-generic="modern" style:font-pitch="fixed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family="FreeMono" style:font-family-generic="modern" style:font-pitch="fixed"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5" draw:id="id5">
          <draw:glue-point draw:id="4" svg:x="-4.719cm" svg:y="-3.932cm"/>
          <draw:glue-point draw:id="5" svg:x="-4.999cm" svg:y="-4.331cm"/>
          <draw:glue-point draw:id="6" svg:x="1.354cm" svg:y="-0.909cm"/>
          <draw:glue-point draw:id="7" svg:x="1.354cm" svg:y="0.511cm"/>
          <draw:glue-point draw:id="8" svg:x="-4.999cm" svg:y="-3.411cm"/>
          <draw:glue-point draw:id="9" svg:x="3.078cm" svg:y="0.13cm"/>
          <draw:glue-point draw:id="10" svg:x="3.183cm" svg:y="3.401cm"/>
          <draw:frame draw:style-name="standard" draw:layer="layout" svg:width="5.051cm" svg:height="3.072cm" svg:x="33.52cm" svg:y="20.285cm">
            <table:table table:template-name="default" table:use-first-row-styles="true" table:use-banding-rows-styles="true">
              <table:table-column table:style-name="co1"/>
              <table:table-column table:style-name="co2"/>
              <table:table-row table:style-name="ro1">
                <table:table-cell table:style-name="ce1" table:number-columns-spanned="2">
                  <text:p text:style-name="P1"><text:span text:style-name="T1">Token </text:span><text:span text:style-name="T2">Class</text:span></text:p>
                </table:table-cell>
                <table:covered-table-cell table:style-name="ce2"/>
              </table:table-row>
              <table:table-row table:style-name="ro1" table:default-cell-style-name="ce3">
                <table:table-cell>
                  <text:p><text:span text:style-name="T3">__init__</text:span></text:p>
                </table:table-cell>
                <table:table-cell/>
              </table:table-row>
              <table:table-row table:style-name="ro1">
                <table:table-cell table:style-name="ce4">
                  <text:p><text:span text:style-name="T3">getToken</text:span></text:p>
                </table:table-cell>
                <table:table-cell table:style-name="ce3"/>
              </table:table-row>
            </table:table>
            <draw:image xlink:href="Pictures/TablePreview1.svm" xlink:type="simple" xlink:show="embed" xlink:actuate="onLoad"/>
          </draw:frame>
        </draw:g>
        <draw:g xml:id="id8" draw:id="id8">
          <draw:custom-shape draw:style-name="gr1" draw:text-style-name="P1" draw:layer="layout" svg:width="0.653cm" svg:height="0.635cm" svg:x="44.424cm" svg:y="21.32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style-name="standard" draw:layer="layout" svg:width="5.401cm" svg:height="1.086cm" svg:x="40.265cm" svg:y="21.33cm">
            <table:table table:template-name="default" table:use-first-row-styles="true" table:use-banding-rows-styles="true">
              <table:table-column table:style-name="co3"/>
              <table:table-row table:style-name="ro1">
                <table:table-cell table:style-name="ce1">
                  <text:p text:style-name="P1"><text:span text:style-name="T1">Token.__init__</text:span></text:p>
                </table:table-cell>
              </table:table-row>
            </table:table>
            <draw:image xlink:href="Pictures/TablePreview2.svm" xlink:type="simple" xlink:show="embed" xlink:actuate="onLoad"/>
          </draw:frame>
        </draw:g>
        <draw:g xml:id="id9" draw:id="id9">
          <draw:custom-shape draw:style-name="gr1" draw:text-style-name="P1" draw:layer="layout" svg:width="0.635cm" svg:height="0.635cm" svg:x="44.266cm" svg:y="22.74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style-name="standard" draw:layer="layout" svg:width="5.418cm" svg:height="1.086cm" svg:x="40.267cm" svg:y="22.774cm">
            <table:table table:template-name="default" table:use-first-row-styles="true" table:use-banding-rows-styles="true">
              <table:table-column table:style-name="co4"/>
              <table:table-row table:style-name="ro1">
                <table:table-cell table:style-name="ce1">
                  <text:p text:style-name="P1"><text:span text:style-name="T1">Token.getToken</text:span></text:p>
                </table:table-cell>
              </table:table-row>
            </table:table>
            <draw:image xlink:href="Pictures/TablePreview3.svm" xlink:type="simple" xlink:show="embed" xlink:actuate="onLoad"/>
          </draw:frame>
        </draw:g>
        <draw:g xml:id="id1" draw:id="id1">
          <draw:glue-point draw:id="4" svg:x="-5cm" svg:y="-4.148cm"/>
          <draw:glue-point draw:id="5" svg:x="5cm" svg:y="-2.691cm"/>
          <draw:glue-point draw:id="6" svg:x="2.992cm" svg:y="0.545cm"/>
          <draw:glue-point draw:id="7" svg:x="2.931cm" svg:y="1.899cm"/>
          <draw:glue-point draw:id="8" svg:x="3.053cm" svg:y="3.383cm"/>
          <draw:glue-point draw:id="9" svg:x="3.795cm" svg:y="-1.094cm"/>
          <draw:glue-point draw:id="10" svg:x="3.919cm" svg:y="1.365cm"/>
          <draw:glue-point draw:id="11" svg:x="3.98cm" svg:y="3.822cm"/>
          <draw:glue-point draw:id="12" svg:x="3.978cm" svg:y="3.83cm"/>
          <draw:glue-point draw:id="13" svg:x="3.638cm" svg:y="-1.752cm"/>
          <draw:glue-point draw:id="14" svg:x="3.699cm" svg:y="0.262cm"/>
          <draw:glue-point draw:id="15" svg:x="3.575cm" svg:y="2.162cm"/>
          <draw:glue-point draw:id="16" svg:x="3.978cm" svg:y="3.82cm"/>
          <draw:glue-point draw:id="17" svg:x="4.361cm" svg:y="-1.748cm"/>
          <draw:glue-point draw:id="18" svg:x="-0.669cm" svg:y="-1.921cm"/>
          <draw:glue-point draw:id="19" svg:x="3.28cm" svg:y="-1.836cm"/>
          <draw:glue-point draw:id="20" svg:x="3.213cm" svg:y="0.248cm"/>
          <draw:glue-point draw:id="21" svg:x="3.483cm" svg:y="3.981cm"/>
          <draw:glue-point draw:id="22" svg:x="2.762cm" svg:y="0cm"/>
          <draw:glue-point draw:id="23" svg:x="2.762cm" svg:y="-1.25cm"/>
          <draw:glue-point draw:id="24" svg:x="2.762cm" svg:y="-2.5cm"/>
          <draw:glue-point draw:id="25" svg:x="2.762cm" svg:y="0cm"/>
          <draw:glue-point draw:id="26" svg:x="2.811cm" svg:y="-1.787cm"/>
          <draw:frame draw:style-name="standard" draw:layer="layout" svg:width="6.545cm" svg:height="5.079cm" svg:x="4.075cm" svg:y="20.928cm">
            <table:table table:template-name="default" table:use-first-row-styles="true" table:use-banding-rows-styles="true">
              <table:table-column table:style-name="co5"/>
              <table:table-column table:style-name="co6"/>
              <table:table-row table:style-name="ro2">
                <table:table-cell table:style-name="ce5" table:number-columns-spanned="2">
                  <text:p text:style-name="P1"><text:span text:style-name="T1">Globals</text:span></text:p>
                </table:table-cell>
                <table:covered-table-cell table:style-name="ce2"/>
              </table:table-row>
              <table:table-row table:style-name="ro3">
                <table:table-cell table:style-name="ce6">
                  <text:p><text:span text:style-name="T3">Token</text:span></text:p>
                </table:table-cell>
                <table:table-cell table:style-name="ce7"/>
              </table:table-row>
              <table:table-row table:style-name="ro4" table:default-cell-style-name="ce8">
                <table:table-cell>
                  <text:p><text:span text:style-name="T3">myToken</text:span></text:p>
                </table:table-cell>
                <table:table-cell/>
              </table:table-row>
              <table:table-row table:style-name="ro4">
                <table:table-cell table:style-name="ce6">
                  <text:p><text:span text:style-name="T3">name</text:span></text:p>
                </table:table-cell>
                <table:table-cell table:style-name="ce7">
                  <text:p>“My Token”</text:p>
                </table:table-cell>
              </table:table-row>
              <table:table-row table:style-name="ro4">
                <table:table-cell table:style-name="ce9">
                  <text:p><text:span text:style-name="T3">f</text:span></text:p>
                </table:table-cell>
                <table:table-cell table:style-name="ce8"/>
              </table:table-row>
            </table:table>
            <draw:image xlink:href="Pictures/TablePreview4.svm" xlink:type="simple" xlink:show="embed" xlink:actuate="onLoad"/>
          </draw:frame>
        </draw:g>
        <draw:g xml:id="id4" draw:id="id4">
          <draw:glue-point draw:id="4" svg:x="-5cm" svg:y="-3.941cm"/>
          <draw:glue-point draw:id="5" svg:x="3.184cm" svg:y="-1.894cm"/>
          <draw:glue-point draw:id="6" svg:x="3.227cm" svg:y="0.046cm"/>
          <draw:glue-point draw:id="7" svg:x="3.227cm" svg:y="2.046cm"/>
          <draw:custom-shape draw:style-name="gr1" draw:text-style-name="P1" draw:layer="layout" svg:width="1.905cm" svg:height="3.175cm" svg:x="26.4cm" svg:y="20.05cm">
            <draw:glue-point draw:id="4" svg:x="5.002cm" svg:y="-2.711cm"/>
            <draw:glue-point draw:id="5" svg:x="5.002cm" svg:y="0.337cm"/>
            <draw:glue-point draw:id="6" svg:x="5.002cm" svg:y="3.322cm"/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27cm" svg:height="1.27cm" svg:x="25.866cm" svg:y="21.337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frame draw:style-name="standard" draw:layer="layout" svg:width="6.862cm" svg:height="4.998cm" svg:x="22.69cm" svg:y="19.223cm">
            <table:table table:template-name="default" table:use-first-row-styles="true" table:use-banding-rows-styles="true">
              <table:table-column table:style-name="co7"/>
              <table:table-column table:style-name="co8"/>
              <table:table-row table:style-name="ro1">
                <table:table-cell table:style-name="ce10" table:number-columns-spanned="2">
                  <text:p text:style-name="P1"><text:span text:style-name="T1">TargetClass </text:span><text:span text:style-name="T2">CInstance</text:span></text:p>
                </table:table-cell>
                <table:covered-table-cell table:style-name="ce11"/>
              </table:table-row>
              <table:table-row table:style-name="ro1">
                <table:table-cell table:style-name="ce12">
                  <text:p><text:span text:style-name="T3">Target</text:span></text:p>
                </table:table-cell>
                <table:table-cell table:style-name="ce13"/>
              </table:table-row>
              <table:table-row table:style-name="ro1">
                <table:table-cell table:style-name="ce12">
                  <text:p><text:span text:style-name="T3">PublicAttr</text:span></text:p>
                </table:table-cell>
                <table:table-cell table:style-name="ce13"/>
              </table:table-row>
              <table:table-row table:style-name="ro1">
                <table:table-cell table:style-name="ce12">
                  <text:p><text:span text:style-name="T3">PrivateAttr</text:span></text:p>
                </table:table-cell>
                <table:table-cell table:style-name="ce13"/>
              </table:table-row>
              <table:table-row table:style-name="ro1" table:default-cell-style-name="ce12">
                <table:table-cell>
                  <text:p><text:span text:style-name="T3">Default</text:span></text:p>
                </table:table-cell>
                <table:table-cell>
                  <text:p><text:span text:style-name="T3">“</text:span><text:span text:style-name="T3">False”</text:span></text:p>
                </table:table-cell>
              </table:table-row>
            </table:table>
            <draw:image xlink:href="Pictures/TablePreview5.svm" xlink:type="simple" xlink:show="embed" xlink:actuate="onLoad"/>
          </draw:frame>
        </draw:g>
        <draw:g xml:id="id3" draw:id="id3">
          <draw:glue-point draw:id="4" svg:x="-5cm" svg:y="-3.256cm"/>
          <draw:glue-point draw:id="5" svg:x="3.463cm" svg:y="0.112cm"/>
          <draw:glue-point draw:id="6" svg:x="3.537cm" svg:y="3.532cm"/>
          <draw:custom-shape draw:style-name="gr1" draw:text-style-name="P1" draw:layer="layout" svg:width="1.04cm" svg:height="1.27cm" svg:x="14.93cm" svg:y="24.02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frame draw:style-name="standard" draw:layer="layout" svg:width="7.081cm" svg:height="3.012cm" svg:x="12.33cm" svg:y="22.91cm">
            <table:table table:template-name="default" table:use-first-row-styles="true" table:use-banding-rows-styles="true">
              <table:table-column table:style-name="co9"/>
              <table:table-column table:style-name="co10"/>
              <table:table-row table:style-name="ro1">
                <table:table-cell table:style-name="ce10" table:number-columns-spanned="2">
                  <text:p text:style-name="P1"><text:span text:style-name="T1">EncapsulatedObject</text:span></text:p>
                </table:table-cell>
                <table:covered-table-cell table:style-name="ce11"/>
              </table:table-row>
              <table:table-row table:style-name="ro1">
                <table:table-cell table:style-name="ce12">
                  <text:p><text:span text:style-name="T3">TargetClass</text:span></text:p>
                </table:table-cell>
                <table:table-cell table:style-name="ce13"/>
              </table:table-row>
              <table:table-row table:style-name="ro1">
                <table:table-cell table:style-name="ce12">
                  <text:p><text:span text:style-name="T3">Object</text:span></text:p>
                </table:table-cell>
                <table:table-cell table:style-name="ce13"/>
              </table:table-row>
            </table:table>
            <draw:image xlink:href="Pictures/TablePreview6.svm" xlink:type="simple" xlink:show="embed" xlink:actuate="onLoad"/>
          </draw:frame>
        </draw:g>
        <draw:g>
          <draw:glue-point draw:id="4" svg:x="-4.719cm" svg:y="-3.932cm"/>
          <draw:glue-point draw:id="5" svg:x="-4.999cm" svg:y="-4.331cm"/>
          <draw:glue-point draw:id="6" svg:x="1.354cm" svg:y="-0.909cm"/>
          <draw:glue-point draw:id="7" svg:x="1.354cm" svg:y="0.511cm"/>
          <draw:glue-point draw:id="8" svg:x="3.09cm" svg:y="-1.127cm"/>
          <draw:glue-point draw:id="9" svg:x="3.137cm" svg:y="1.55cm"/>
          <draw:glue-point draw:id="10" svg:x="3.137cm" svg:y="3.632cm"/>
          <draw:glue-point draw:id="11" svg:x="-5cm" svg:y="-3.706cm"/>
          <draw:frame draw:style-name="standard" draw:layer="layout" svg:width="9.02cm" svg:height="4.347cm" svg:x="20.555cm" svg:y="24.93cm">
            <table:table table:template-name="default" table:use-first-row-styles="true" table:use-banding-rows-styles="true">
              <table:table-column table:style-name="co11"/>
              <table:table-column table:style-name="co12"/>
              <table:table-row table:style-name="ro1">
                <table:table-cell table:style-name="ce14" table:number-columns-spanned="2">
                  <text:p text:style-name="P1"><text:span text:style-name="T1">Token </text:span><text:span text:style-name="T2">Instance</text:span></text:p>
                </table:table-cell>
                <table:covered-table-cell table:style-name="ce15"/>
              </table:table-row>
              <table:table-row table:style-name="ro1" table:default-cell-style-name="ce3">
                <table:table-cell>
                  <text:p><text:span text:style-name="T3">token</text:span></text:p>
                </table:table-cell>
                <table:table-cell>
                  <text:p text:style-name="P1"><text:span text:style-name="T2">“</text:span><text:span text:style-name="T2">746F6B656E”</text:span></text:p>
                </table:table-cell>
              </table:table-row>
              <table:table-row table:style-name="ro1">
                <table:table-cell table:style-name="ce4">
                  <text:p><text:span text:style-name="T3">password</text:span></text:p>
                </table:table-cell>
                <table:table-cell table:style-name="ce3">
                  <text:p text:style-name="P1"><text:span text:style-name="T2">“</text:span><text:span text:style-name="T2">secret_password”</text:span></text:p>
                </table:table-cell>
              </table:table-row>
              <table:table-row table:style-name="ro1" table:default-cell-style-name="ce2">
                <table:table-cell>
                  <text:p>name</text:p>
                </table:table-cell>
                <table:table-cell>
                  <text:p text:style-name="P1"><text:span text:style-name="T2">“</text:span><text:span text:style-name="T2">My Token”</text:span></text:p>
                </table:table-cell>
              </table:table-row>
            </table:table>
            <draw:image xlink:href="Pictures/TablePreview7.svm" xlink:type="simple" xlink:show="embed" xlink:actuate="onLoad"/>
          </draw:frame>
        </draw:g>
        <draw:g xml:id="id2" draw:id="id2">
          <draw:glue-point draw:id="4" svg:x="3.452cm" svg:y="2.63cm"/>
          <draw:glue-point draw:id="5" svg:x="-4.999cm" svg:y="-2.313cm"/>
          <draw:custom-shape draw:style-name="gr1" draw:text-style-name="P1" draw:layer="layout" svg:width="1.04cm" svg:height="1.27cm" svg:x="15.069cm" svg:y="18.727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frame draw:style-name="standard" draw:layer="layout" svg:width="6.781cm" svg:height="2.019cm" svg:x="12.469cm" svg:y="18.213cm">
            <table:table table:template-name="default" table:use-first-row-styles="true" table:use-banding-rows-styles="true">
              <table:table-column table:style-name="co13"/>
              <table:table-column table:style-name="co14"/>
              <table:table-row table:style-name="ro1">
                <table:table-cell table:style-name="ce10" table:number-columns-spanned="2">
                  <text:p text:style-name="P1"><text:span text:style-name="T1">EncapsulatedType</text:span></text:p>
                </table:table-cell>
                <table:covered-table-cell table:style-name="ce11"/>
              </table:table-row>
              <table:table-row table:style-name="ro1">
                <table:table-cell table:style-name="ce12">
                  <text:p><text:span text:style-name="T3">target</text:span></text:p>
                </table:table-cell>
                <table:table-cell table:style-name="ce13"/>
              </table:table-row>
            </table:table>
            <draw:image xlink:href="Pictures/TablePreview8.svm" xlink:type="simple" xlink:show="embed" xlink:actuate="onLoad"/>
          </draw:frame>
        </draw:g>
        <draw:g xml:id="id6" draw:id="id6">
          <draw:glue-point draw:id="4" svg:x="-4.998cm" svg:y="-3.535cm"/>
          <draw:custom-shape draw:style-name="gr1" draw:text-style-name="P1" draw:layer="layout" svg:width="1.27cm" svg:height="0.979cm" svg:x="36.296cm" svg:y="25.80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style-name="standard" draw:layer="layout" svg:width="4.688cm" svg:height="3.012cm" svg:x="33.52cm" svg:y="24.195cm">
            <table:table table:template-name="default" table:use-first-row-styles="true" table:use-banding-rows-styles="true">
              <table:table-column table:style-name="co15"/>
              <table:table-row table:style-name="ro1">
                <table:table-cell table:style-name="ce10">
                  <text:p text:style-name="P1"><text:span text:style-name="T1">set&lt;char*&gt;</text:span></text:p>
                </table:table-cell>
              </table:table-row>
              <table:table-row table:style-name="ro1">
                <table:table-cell table:style-name="ce16">
                  <text:p><text:span text:style-name="T4">“</text:span><text:span text:style-name="T4">getToken”</text:span></text:p>
                </table:table-cell>
              </table:table-row>
              <table:table-row table:style-name="ro1">
                <table:table-cell table:style-name="ce16">
                  <text:p><text:span text:style-name="T4">“</text:span><text:span text:style-name="T4">name”</text:span></text:p>
                </table:table-cell>
              </table:table-row>
            </table:table>
            <draw:image xlink:href="Pictures/TablePreview9.svm" xlink:type="simple" xlink:show="embed" xlink:actuate="onLoad"/>
          </draw:frame>
        </draw:g>
        <draw:g xml:id="id7" draw:id="id7">
          <draw:custom-shape draw:style-name="gr1" draw:text-style-name="P1" draw:layer="layout" svg:width="1.172cm" svg:height="0.614cm" svg:x="35.501cm" svg:y="27.94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style-name="standard" draw:layer="layout" svg:width="4.685cm" svg:height="1.026cm" svg:x="33.52cm" svg:y="27.814cm">
            <table:table table:template-name="default" table:use-first-row-styles="true" table:use-banding-rows-styles="true">
              <table:table-column table:style-name="co16"/>
              <table:table-row table:style-name="ro1">
                <table:table-cell table:style-name="ce17">
                  <text:p text:style-name="P1"><text:span text:style-name="T1">set&lt;char*&gt;</text:span></text:p>
                </table:table-cell>
              </table:table-row>
            </table:table>
            <draw:image xlink:href="Pictures/TablePreview10.svm" xlink:type="simple" xlink:show="embed" xlink:actuate="onLoad"/>
          </draw:frame>
        </draw:g>
        <draw:connector draw:style-name="gr2" draw:text-style-name="P1" draw:layer="layout" svg:x1="9.186cm" svg:y1="22.56cm" svg:x2="12.47cm" svg:y2="18.756cm" draw:start-shape="id1" draw:start-glue-point="26" draw:end-shape="id2" draw:end-glue-point="5" svg:d="m9186 22560h2359v-3804h925">
          <text:p/>
        </draw:connector>
        <draw:connector draw:style-name="gr2" draw:text-style-name="P1" draw:layer="layout" draw:type="line" svg:x1="9.154cm" svg:y1="23.467cm" svg:x2="12.33cm" svg:y2="23.436cm" draw:start-shape="id1" draw:start-glue-point="22" draw:end-shape="id3" draw:end-glue-point="4" svg:d="m9154 23467 3176-31">
          <text:p/>
        </draw:connector>
        <draw:connector draw:style-name="gr2" draw:text-style-name="P1" draw:layer="layout" draw:type="line" svg:x1="28.305cm" svg:y1="20.776cm" svg:x2="33.521cm" svg:y2="20.774cm" draw:start-shape="id4" draw:start-glue-point="5" draw:end-shape="id5" draw:end-glue-point="8" svg:d="m28305 20776 5216-2">
          <text:p/>
        </draw:connector>
        <draw:connector draw:style-name="gr2" draw:text-style-name="P1" draw:layer="layout" svg:x1="28.335cm" svg:y1="21.744cm" svg:x2="33.521cm" svg:y2="24.637cm" draw:start-shape="id4" draw:start-glue-point="6" draw:end-shape="id6" draw:end-glue-point="4" svg:d="m28335 21744h3202v2893h1984">
          <text:p/>
        </draw:connector>
        <draw:connector draw:style-name="gr2" draw:text-style-name="P1" draw:layer="layout" draw:line-skew="-0.692cm" svg:x1="28.335cm" svg:y1="22.744cm" svg:x2="33.52cm" svg:y2="28.327cm" draw:start-shape="id4" draw:start-glue-point="7" draw:end-shape="id7" draw:end-glue-point="3" svg:d="m28335 22744h2510v5583h2675">
          <text:p/>
        </draw:connector>
        <draw:connector draw:style-name="gr2" draw:text-style-name="P1" draw:layer="layout" draw:type="line" svg:x1="37.599cm" svg:y1="21.86cm" svg:x2="40.265cm" svg:y2="21.868cm" draw:start-shape="id5" draw:start-glue-point="9" draw:end-shape="id8" draw:end-glue-point="3" svg:d="m37599 21860 2666 8">
          <text:p/>
        </draw:connector>
        <draw:connector draw:style-name="gr2" draw:text-style-name="P1" draw:layer="layout" draw:line-skew="-1.011cm -0.32cm" svg:x1="37.652cm" svg:y1="22.865cm" svg:x2="40.267cm" svg:y2="23.302cm" draw:start-shape="id5" draw:start-glue-point="10" draw:end-shape="id9" draw:end-glue-point="3" svg:d="m37652 22865v0h1448v437h1167">
          <text:p/>
        </draw:connector>
        <draw:custom-shape draw:style-name="gr3" draw:text-style-name="P3" draw:layer="layout" svg:width="26.035cm" svg:height="12.7cm" svg:x="10.525cm" svg:y="2.905cm">
          <text:p text:style-name="P2"><text:span text:style-name="T5">import </text:span><text:span text:style-name="T6">opaque</text:span></text:p>
          <text:p text:style-name="P2"><text:span text:style-name="T5"/></text:p>
          <text:p text:style-name="P2"><text:span text:style-name="T5">class</text:span><text:span text:style-name="T7"> Token():</text:span></text:p>
          <text:p text:style-name="P2"><text:span text:style-name="T7"><text:s text:c="4"/></text:span></text:p>
          <text:p text:style-name="P2"><text:span text:style-name="T7"><text:s text:c="4"/></text:span><text:span text:style-name="T5">def </text:span><text:span text:style-name="T6">__init__(</text:span><text:span text:style-name="T8">self</text:span><text:span text:style-name="T9">, token, password, name):</text:span></text:p>
          <text:p text:style-name="P2"><text:span text:style-name="T9"><text:s text:c="8"/></text:span><text:span text:style-name="T8">self</text:span><text:span text:style-name="T9">.token = token</text:span></text:p>
          <text:p text:style-name="P2"><text:span text:style-name="T9"><text:s text:c="8"/></text:span><text:span text:style-name="T8">self</text:span><text:span text:style-name="T9">.password = pwd</text:span></text:p>
          <text:p text:style-name="P2"><text:span text:style-name="T9"><text:s text:c="8"/></text:span><text:span text:style-name="T8">self</text:span><text:span text:style-name="T9">.name = name</text:span></text:p>
          <text:p text:style-name="P2"><text:span text:style-name="T9"/></text:p>
          <text:p text:style-name="P2"><text:span text:style-name="T9"><text:s text:c="4"/></text:span><text:span text:style-name="T10">def </text:span><text:span text:style-name="T9">getToken(</text:span><text:span text:style-name="T8">self</text:span><text:span text:style-name="T9">, password)</text:span></text:p>
          <text:p text:style-name="P2"><text:span text:style-name="T9"><text:s text:c="8"/></text:span><text:span text:style-name="T10">if</text:span><text:span text:style-name="T9"> (password == </text:span><text:span text:style-name="T8">self</text:span><text:span text:style-name="T9">.password)</text:span></text:p>
          <text:p text:style-name="P2"><text:span text:style-name="T9"><text:s text:c="12"/></text:span><text:span text:style-name="T10">return</text:span><text:span text:style-name="T9"> </text:span><text:span text:style-name="T8">self</text:span><text:span text:style-name="T9">.token</text:span></text:p>
          <text:p text:style-name="P2"><text:span text:style-name="T9"/></text:p>
          <text:p text:style-name="P2"><text:span text:style-name="T9">Token = opaque.makeOpaque(Token, [“getToken”, “name”], [], False)</text:span></text:p>
          <text:p text:style-name="P2"><text:span text:style-name="T9"/></text:p>
          <text:p text:style-name="P2"><text:span text:style-name="T9">myToken = Token(“746F6B656E”,”secret_password”, “My Token”)</text:span></text:p>
          <text:p text:style-name="P2"><text:span text:style-name="T9">name = myToken.name</text:span></text:p>
          <text:p text:style-name="P2"><text:span text:style-name="T9">f = myToken.getTok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line" svg:x1="18.199cm" svg:y1="19.752cm" svg:x2="22.69cm" svg:y2="19.753cm" draw:start-shape="id2" draw:start-glue-point="4" draw:end-shape="id4" draw:end-glue-point="4" svg:d="m18199 19752 4491 1">
          <text:p/>
        </draw:connector>
        <draw:connector draw:style-name="gr2" draw:text-style-name="P1" draw:layer="layout" svg:x1="18.322cm" svg:y1="24.449cm" svg:x2="22.69cm" svg:y2="19.753cm" draw:start-shape="id3" draw:start-glue-point="5" draw:end-shape="id4" draw:end-glue-point="4" svg:d="m18322 24449h2729v-4696h1639">
          <text:p/>
        </draw:connector>
        <draw:line draw:style-name="gr2" draw:text-style-name="P1" draw:layer="layout" svg:x1="18.332cm" svg:y1="25.43cm" svg:x2="20.555cm" svg:y2="25.4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cc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</office:styles>
  <office:automatic-styles>
    <style:page-layout style:name="PM0">
      <style:page-layout-properties fo:margin-top="1cm" fo:margin-bottom="1cm" fo:margin-left="1cm" fo:margin-right="1cm" fo:page-width="63.5cm" fo:page-height="38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04-17T18:25:01</meta:creation-date>
    <dc:date>2012-04-23T18:23:08</dc:date>
    <meta:editing-duration>P1DT16H48M58S</meta:editing-duration>
    <meta:editing-cycles>107</meta:editing-cycles>
    <meta:generator>LibreOffice/3.3$Linux LibreOffice_project/330m19$Build-401</meta:generator>
    <meta:document-statistic meta:object-count="39"/>
  </office:meta>
</office:document-meta>
</file>